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Calibri Light" style:font-name-asian="Calibri Light" style:font-name-complex="Calibri Light" fo:font-weight="bold" style:font-weight-asian="bold" fo:font-size="28pt" style:font-size-asian="28pt"/>
    </style:style>
    <style:style style:name="P3" style:parent-style-name="Normale" style:family="paragraph">
      <style:paragraph-properties fo:margin-top="0.1666in" fo:line-height="103%"/>
    </style:style>
    <style:style style:name="T4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5" style:parent-style-name="Normale" style:family="paragraph">
      <style:paragraph-properties fo:margin-bottom="0.1111in" fo:line-height="103%"/>
    </style:style>
    <style:style style:name="T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7" style:parent-style-name="Car.predefinitoparagrafo" style:family="text">
      <style:text-properties style:font-name-asian="Calibri" style:font-name-complex="Calibri"/>
    </style:style>
    <style:style style:name="T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9" style:parent-style-name="Car.predefinitoparagrafo" style:family="text">
      <style:text-properties style:font-name-asian="Calibri" style:font-name-complex="Calibri" fo:font-size="12pt" style:font-size-asian="12pt"/>
    </style:style>
    <style:style style:name="T10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11" style:parent-style-name="Car.predefinitoparagrafo" style:family="text">
      <style:text-properties style:font-name-asian="Calibri" style:font-name-complex="Calibri"/>
    </style:style>
    <style:style style:name="T1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3" style:parent-style-name="Car.predefinitoparagrafo" style:family="text">
      <style:text-properties style:font-name-asian="Calibri" style:font-name-complex="Calibri" fo:font-weight="bold" style:font-weight-asian="bold" fo:font-size="12pt" style:font-size-asian="12pt"/>
    </style:style>
    <style:style style:name="T1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5" style:parent-style-name="Car.predefinitoparagrafo" style:family="text">
      <style:text-properties style:font-name-asian="Calibri" style:font-name-complex="Calibri" fo:font-size="12pt" style:font-size-asian="12pt"/>
    </style:style>
    <style:style style:name="T16" style:parent-style-name="Car.predefinitoparagrafo" style:family="text">
      <style:text-properties style:font-name-asian="Calibri" style:font-name-complex="Calibri"/>
    </style:style>
    <style:style style:name="T1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8" style:parent-style-name="Car.predefinitoparagrafo" style:family="text">
      <style:text-properties style:font-name-asian="Calibri" style:font-name-complex="Calibri" fo:font-size="12pt" style:font-size-asian="12pt"/>
    </style:style>
    <style:style style:name="T1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0" style:parent-style-name="Car.predefinitoparagrafo" style:family="text">
      <style:text-properties style:font-name-asian="Calibri" style:font-name-complex="Calibri" fo:font-size="12pt" style:font-size-asian="12pt"/>
    </style:style>
    <style:style style:name="T21" style:parent-style-name="Car.predefinitoparagrafo" style:family="text">
      <style:text-properties style:font-name-asian="Calibri" style:font-name-complex="Calibri"/>
    </style:style>
    <style:style style:name="T2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3" style:parent-style-name="Car.predefinitoparagrafo" style:family="text">
      <style:text-properties style:font-name-asian="Calibri" style:font-name-complex="Calibri" fo:font-size="12pt" style:font-size-asian="12pt"/>
    </style:style>
    <style:style style:name="T2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5" style:parent-style-name="Car.predefinitoparagrafo" style:family="text">
      <style:text-properties style:font-name-asian="Calibri" style:font-name-complex="Calibri" fo:font-size="12pt" style:font-size-asian="12pt"/>
    </style:style>
    <style:style style:name="T26" style:parent-style-name="Car.predefinitoparagrafo" style:family="text">
      <style:text-properties style:font-name-asian="Calibri" style:font-name-complex="Calibri" fo:color="#4472C4" fo:font-size="12pt" style:font-size-asian="12pt"/>
    </style:style>
    <style:style style:name="T27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28" style:parent-style-name="Car.predefinitoparagrafo" style:family="text">
      <style:text-properties style:font-name-asian="Calibri" style:font-name-complex="Calibri"/>
    </style:style>
    <style:style style:name="T29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30" style:parent-style-name="Car.predefinitoparagrafo" style:family="text">
      <style:text-properties style:font-name-asian="Calibri" style:font-name-complex="Calibri" fo:font-size="12pt" style:font-size-asian="12pt"/>
    </style:style>
    <style:style style:name="T31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32" style:parent-style-name="Car.predefinitoparagrafo" style:family="text">
      <style:text-properties style:font-name-asian="Calibri" style:font-name-complex="Calibri" fo:font-size="12pt" style:font-size-asian="12pt"/>
    </style:style>
    <style:style style:name="T33" style:parent-style-name="Car.predefinitoparagrafo" style:family="text">
      <style:text-properties style:font-name-asian="Calibri" style:font-name-complex="Calibri"/>
    </style:style>
    <style:style style:name="T34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35" style:parent-style-name="Car.predefinitoparagrafo" style:family="text">
      <style:text-properties style:font-name-asian="Calibri" style:font-name-complex="Calibri" fo:font-size="12pt" style:font-size-asian="12pt"/>
    </style:style>
    <style:style style:name="T36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37" style:parent-style-name="Car.predefinitoparagrafo" style:family="text">
      <style:text-properties style:font-name-asian="Calibri" style:font-name-complex="Calibri" fo:font-size="12pt" style:font-size-asian="12pt"/>
    </style:style>
    <style:style style:name="T38" style:parent-style-name="Car.predefinitoparagrafo" style:family="text">
      <style:text-properties style:font-name-asian="Calibri" style:font-name-complex="Calibri"/>
    </style:style>
    <style:style style:name="T39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40" style:parent-style-name="Car.predefinitoparagrafo" style:family="text">
      <style:text-properties style:font-name-asian="Calibri" style:font-name-complex="Calibri" fo:font-size="12pt" style:font-size-asian="12pt"/>
    </style:style>
    <style:style style:name="T41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42" style:parent-style-name="Car.predefinitoparagrafo" style:family="text">
      <style:text-properties style:font-name-asian="Calibri" style:font-name-complex="Calibri" fo:font-size="12pt" style:font-size-asian="12pt"/>
    </style:style>
    <style:style style:name="T43" style:parent-style-name="Car.predefinitoparagrafo" style:family="text">
      <style:text-properties style:font-name-asian="Calibri" style:font-name-complex="Calibri"/>
    </style:style>
    <style:style style:name="T44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45" style:parent-style-name="Car.predefinitoparagrafo" style:family="text">
      <style:text-properties style:font-name-asian="Calibri" style:font-name-complex="Calibri"/>
    </style:style>
    <style:style style:name="T46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47" style:parent-style-name="Car.predefinitoparagrafo" style:family="text">
      <style:text-properties style:font-name-asian="Calibri" style:font-name-complex="Calibri"/>
    </style:style>
    <style:style style:name="T48" style:parent-style-name="Car.predefinitoparagrafo" style:family="text">
      <style:text-properties style:font-name-asian="Calibri" style:font-name-complex="Calibri" fo:font-size="12pt" style:font-size-asian="12pt"/>
    </style:style>
    <style:style style:name="T4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4" style:parent-style-name="Car.predefinitoparagrafo" style:family="text">
      <style:text-properties style:font-name-asian="Calibri" style:font-name-complex="Calibri" fo:font-weight="bold" style:font-weight-asian="bold" fo:font-size="14pt" style:font-size-asian="14pt" style:font-size-complex="14pt"/>
    </style:style>
    <style:style style:name="T55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56" style:parent-style-name="Car.predefinitoparagrafo" style:family="text">
      <style:text-properties style:font-name-asian="Calibri" style:font-name-complex="Calibri" style:font-weight-complex="bold" fo:color="#4472C4" fo:font-size="10pt" style:font-size-asian="10pt" style:font-size-complex="10pt"/>
    </style:style>
    <style:style style:name="T5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P59" style:parent-style-name="Normale" style:family="paragraph">
      <style:paragraph-properties fo:margin-top="0.1666in" fo:line-height="103%"/>
    </style:style>
    <style:style style:name="T60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61" style:parent-style-name="Normale" style:family="paragraph">
      <style:paragraph-properties fo:margin-bottom="0.1111in" fo:line-height="103%"/>
    </style:style>
    <style:style style:name="T6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63" style:parent-style-name="Car.predefinitoparagrafo" style:family="text">
      <style:text-properties style:font-name-asian="Calibri" style:font-name-complex="Calibri" fo:font-size="12pt" style:font-size-asian="12pt"/>
    </style:style>
    <style:style style:name="T6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65" style:parent-style-name="Car.predefinitoparagrafo" style:family="text">
      <style:text-properties style:font-name-asian="Calibri" style:font-name-complex="Calibri" fo:font-size="12pt" style:font-size-asian="12pt"/>
    </style:style>
    <style:style style:name="T66" style:parent-style-name="Car.predefinitoparagrafo" style:family="text">
      <style:text-properties style:font-name-asian="Calibri" style:font-name-complex="Calibri"/>
    </style:style>
    <style:style style:name="T6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68" style:parent-style-name="Car.predefinitoparagrafo" style:family="text">
      <style:text-properties style:font-name-asian="Calibri" style:font-name-complex="Calibri" fo:font-size="12pt" style:font-size-asian="12pt"/>
    </style:style>
    <style:style style:name="T6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70" style:parent-style-name="Car.predefinitoparagrafo" style:family="text">
      <style:text-properties style:font-name-asian="Calibri" style:font-name-complex="Calibri" fo:font-size="12pt" style:font-size-asian="12pt"/>
    </style:style>
    <style:style style:name="T71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72" style:parent-style-name="Car.predefinitoparagrafo" style:family="text">
      <style:text-properties style:font-name-asian="Calibri" style:font-name-complex="Calibri"/>
    </style:style>
    <style:style style:name="T73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74" style:parent-style-name="Car.predefinitoparagrafo" style:family="text">
      <style:text-properties style:font-name-asian="Calibri" style:font-name-complex="Calibri" fo:font-size="12pt" style:font-size-asian="12pt"/>
    </style:style>
    <style:style style:name="T75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76" style:parent-style-name="Car.predefinitoparagrafo" style:family="text">
      <style:text-properties style:font-name-asian="Calibri" style:font-name-complex="Calibri" fo:font-size="12pt" style:font-size-asian="12pt"/>
    </style:style>
    <style:style style:name="T77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78" style:parent-style-name="Car.predefinitoparagrafo" style:family="text">
      <style:text-properties style:font-name-asian="Calibri" style:font-name-complex="Calibri"/>
    </style:style>
    <style:style style:name="T79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80" style:parent-style-name="Car.predefinitoparagrafo" style:family="text">
      <style:text-properties style:font-name-asian="Calibri" style:font-name-complex="Calibri" fo:font-size="12pt" style:font-size-asian="12pt"/>
    </style:style>
    <style:style style:name="T81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82" style:parent-style-name="Car.predefinitoparagrafo" style:family="text">
      <style:text-properties style:font-name-asian="Calibri" style:font-name-complex="Calibri" fo:font-size="12pt" style:font-size-asian="12pt"/>
    </style:style>
    <style:style style:name="T83" style:parent-style-name="Car.predefinitoparagrafo" style:family="text">
      <style:text-properties style:font-name-asian="Calibri" style:font-name-complex="Calibri" fo:color="#FFFFFF" fo:font-size="12pt" style:font-size-asian="12pt"/>
    </style:style>
    <style:style style:name="T84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P85" style:parent-style-name="Normale" style:family="paragraph">
      <style:paragraph-properties fo:margin-top="0.1666in" fo:line-height="103%"/>
    </style:style>
    <style:style style:name="T86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87" style:parent-style-name="Normale" style:family="paragraph">
      <style:paragraph-properties fo:margin-bottom="0.1111in" fo:line-height="103%"/>
    </style:style>
    <style:style style:name="T88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89" style:parent-style-name="Car.predefinitoparagrafo" style:family="text">
      <style:text-properties style:font-name-asian="Calibri" style:font-name-complex="Calibri" fo:font-size="12pt" style:font-size-asian="12pt"/>
    </style:style>
    <style:style style:name="T90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91" style:parent-style-name="Car.predefinitoparagrafo" style:family="text">
      <style:text-properties style:font-name-asian="Calibri" style:font-name-complex="Calibri" fo:font-size="12pt" style:font-size-asian="12pt"/>
    </style:style>
    <style:style style:name="T92" style:parent-style-name="Car.predefinitoparagrafo" style:family="text">
      <style:text-properties style:font-name-asian="Calibri" style:font-name-complex="Calibri" fo:color="#4472C4" fo:font-size="12pt" style:font-size-asian="12pt"/>
    </style:style>
    <style:style style:name="T93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94" style:parent-style-name="Car.predefinitoparagrafo" style:family="text">
      <style:text-properties style:font-name-asian="Calibri" style:font-name-complex="Calibri" fo:color="#4472C4"/>
    </style:style>
    <style:style style:name="T95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96" style:parent-style-name="Car.predefinitoparagrafo" style:family="text">
      <style:text-properties style:font-name-asian="Calibri" style:font-name-complex="Calibri" fo:font-size="12pt" style:font-size-asian="12pt"/>
    </style:style>
    <style:style style:name="T97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98" style:parent-style-name="Car.predefinitoparagrafo" style:family="text">
      <style:text-properties style:font-name-asian="Calibri" style:font-name-complex="Calibri" fo:font-size="12pt" style:font-size-asian="12pt"/>
    </style:style>
    <style:style style:name="T99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100" style:parent-style-name="Car.predefinitoparagrafo" style:family="text">
      <style:text-properties style:font-name-asian="Calibri" style:font-name-complex="Calibri"/>
    </style:style>
    <style:style style:name="T10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02" style:parent-style-name="Car.predefinitoparagrafo" style:family="text">
      <style:text-properties style:font-name-asian="Calibri" style:font-name-complex="Calibri" fo:font-size="12pt" style:font-size-asian="12pt"/>
    </style:style>
    <style:style style:name="T10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04" style:parent-style-name="Car.predefinitoparagrafo" style:family="text">
      <style:text-properties style:font-name-asian="Calibri" style:font-name-complex="Calibri" fo:font-size="12pt" style:font-size-asian="12pt"/>
    </style:style>
    <style:style style:name="T105" style:parent-style-name="Car.predefinitoparagrafo" style:family="text">
      <style:text-properties style:font-name-asian="Calibri" style:font-name-complex="Calibri" fo:color="#4472C4" fo:font-size="10pt" style:font-size-asian="10pt"/>
    </style:style>
    <style:style style:name="T106" style:parent-style-name="Car.predefinitoparagrafo" style:family="text">
      <style:text-properties style:font-name-asian="Calibri" style:font-name-complex="Calibri" fo:color="#4472C4"/>
    </style:style>
    <style:style style:name="T10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08" style:parent-style-name="Car.predefinitoparagrafo" style:family="text">
      <style:text-properties style:font-name-asian="Calibri" style:font-name-complex="Calibri" fo:font-size="12pt" style:font-size-asian="12pt"/>
    </style:style>
    <style:style style:name="T10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10" style:parent-style-name="Car.predefinitoparagrafo" style:family="text">
      <style:text-properties style:font-name-asian="Calibri" style:font-name-complex="Calibri" fo:font-size="12pt" style:font-size-asian="12pt"/>
    </style:style>
    <style:style style:name="T111" style:parent-style-name="Car.predefinitoparagrafo" style:family="text">
      <style:text-properties style:font-name-asian="Calibri" style:font-name-complex="Calibri"/>
    </style:style>
    <style:style style:name="T11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13" style:parent-style-name="Car.predefinitoparagrafo" style:family="text">
      <style:text-properties style:font-name-asian="Calibri" style:font-name-complex="Calibri" fo:font-size="12pt" style:font-size-asian="12pt"/>
    </style:style>
    <style:style style:name="T114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15" style:parent-style-name="Car.predefinitoparagrafo" style:family="text">
      <style:text-properties style:font-name-asian="Calibri" style:font-name-complex="Calibri" fo:font-size="12pt" style:font-size-asian="12pt"/>
    </style:style>
    <style:style style:name="T116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17" style:parent-style-name="Car.predefinitoparagrafo" style:family="text">
      <style:text-properties style:font-name-asian="Calibri" style:font-name-complex="Calibri" fo:font-size="12pt" style:font-size-asian="12pt"/>
    </style:style>
    <style:style style:name="P118" style:parent-style-name="Normale" style:family="paragraph">
      <style:paragraph-properties fo:margin-top="0.1666in" fo:line-height="103%"/>
    </style:style>
    <style:style style:name="T119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120" style:parent-style-name="Normale" style:family="paragraph">
      <style:paragraph-properties fo:margin-bottom="0.1111in" fo:line-height="103%"/>
    </style:style>
    <style:style style:name="T121" style:parent-style-name="Car.predefinitoparagrafo" style:family="text">
      <style:text-properties style:font-name-asian="Calibri" style:font-name-complex="Calibri" fo:font-size="12pt" style:font-size-asian="12pt"/>
    </style:style>
    <style:style style:name="T122" style:parent-style-name="Car.predefinitoparagrafo" style:family="text">
      <style:text-properties style:font-name-asian="Calibri" style:font-name-complex="Calibri"/>
    </style:style>
    <style:style style:name="T123" style:parent-style-name="Car.predefinitoparagrafo" style:family="text">
      <style:text-properties style:font-name-asian="Calibri" style:font-name-complex="Calibri" fo:color="#73919E" fo:font-size="14pt" style:font-size-asian="14pt"/>
    </style:style>
    <style:style style:name="T124" style:parent-style-name="Car.predefinitoparagrafo" style:family="text">
      <style:text-properties style:font-name-asian="Calibri" style:font-name-complex="Calibri" fo:font-size="14pt" style:font-size-asian="14pt"/>
    </style:style>
    <style:style style:name="T125" style:parent-style-name="Car.predefinitoparagrafo" style:family="text">
      <style:text-properties style:font-name-asian="Calibri" style:font-name-complex="Calibri" fo:color="#9FA76E" fo:font-size="14pt" style:font-size-asian="14pt"/>
    </style:style>
    <style:style style:name="T126" style:parent-style-name="Car.predefinitoparagrafo" style:family="text">
      <style:text-properties style:font-name-asian="Calibri" style:font-name-complex="Calibri" fo:font-size="14pt" style:font-size-asian="14pt"/>
    </style:style>
    <style:style style:name="T127" style:parent-style-name="Car.predefinitoparagrafo" style:family="text">
      <style:text-properties style:font-name-asian="Calibri" style:font-name-complex="Calibri" fo:color="#D3B172" fo:font-size="14pt" style:font-size-asian="14pt"/>
    </style:style>
    <style:style style:name="T128" style:parent-style-name="Car.predefinitoparagrafo" style:family="text">
      <style:text-properties style:font-name-asian="Calibri" style:font-name-complex="Calibri" fo:font-size="14pt" style:font-size-asian="14pt"/>
    </style:style>
    <style:style style:name="T129" style:parent-style-name="Car.predefinitoparagrafo" style:family="text">
      <style:text-properties style:font-name-asian="Calibri" style:font-name-complex="Calibri" fo:color="#AA7D4A" fo:font-size="14pt" style:font-size-asian="14pt"/>
    </style:style>
    <style:style style:name="T130" style:parent-style-name="Car.predefinitoparagrafo" style:family="text">
      <style:text-properties style:font-name-asian="Calibri" style:font-name-complex="Calibri" fo:font-size="12pt" style:font-size-asian="12pt"/>
    </style:style>
    <style:style style:name="P131" style:parent-style-name="Normale" style:family="paragraph">
      <style:paragraph-properties fo:margin-bottom="0.1111in" fo:line-height="103%"/>
    </style:style>
    <style:style style:name="T132" style:parent-style-name="Car.predefinitoparagrafo" style:family="text">
      <style:text-properties style:font-name-asian="Calibri" style:font-name-complex="Calibri"/>
    </style:style>
    <style:style style:name="P133" style:parent-style-name="Normale" style:family="paragraph">
      <style:paragraph-properties fo:margin-bottom="0.1111in" fo:line-height="103%"/>
    </style:style>
    <style:style style:name="T134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35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36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37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T138" style:parent-style-name="Car.predefinitoparagrafo" style:family="text">
      <style:text-properties style:font-name-asian="Calibri" style:font-name-complex="Calibri" fo:font-style="italic" style:font-style-asian="italic" fo:language="en" fo:country="US"/>
    </style:style>
    <style:style style:name="P139" style:parent-style-name="Normale" style:family="paragraph">
      <style:paragraph-properties fo:margin-top="0.1666in" fo:line-height="103%"/>
    </style:style>
    <style:style style:name="T140" style:parent-style-name="Car.predefinitoparagrafo" style:family="text">
      <style:text-properties style:font-name="Calibri Light" style:font-name-asian="Calibri Light" style:font-name-complex="Calibri Light" fo:color="#2F5496" fo:font-size="16pt" style:font-size-asian="16pt"/>
    </style:style>
    <style:style style:name="P141" style:parent-style-name="Normale" style:family="paragraph">
      <style:paragraph-properties fo:margin-bottom="0.1111in" fo:line-height="103%"/>
    </style:style>
    <style:style style:name="T14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43" style:parent-style-name="Car.predefinitoparagrafo" style:family="text">
      <style:text-properties style:font-name-asian="Calibri" style:font-name-complex="Calibri" fo:font-size="12pt" style:font-size-asian="12pt"/>
    </style:style>
    <style:style style:name="T14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45" style:parent-style-name="Car.predefinitoparagrafo" style:family="text">
      <style:text-properties style:font-name-asian="Calibri" style:font-name-complex="Calibri" fo:font-size="12pt" style:font-size-asian="12pt"/>
    </style:style>
    <style:style style:name="T146" style:parent-style-name="Car.predefinitoparagrafo" style:family="text">
      <style:text-properties style:font-name-asian="Calibri" style:font-name-complex="Calibri" fo:font-size="12pt" style:font-size-asian="12pt"/>
    </style:style>
    <style:style style:name="T14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48" style:parent-style-name="Car.predefinitoparagrafo" style:family="text">
      <style:text-properties style:font-name-asian="Calibri" style:font-name-complex="Calibri" fo:font-size="12pt" style:font-size-asian="12pt"/>
    </style:style>
    <style:style style:name="T14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50" style:parent-style-name="Car.predefinitoparagrafo" style:family="text">
      <style:text-properties style:font-name-asian="Calibri" style:font-name-complex="Calibri" fo:font-size="12pt" style:font-size-asian="12pt"/>
    </style:style>
    <style:style style:name="T151" style:parent-style-name="Car.predefinitoparagrafo" style:family="text">
      <style:text-properties style:font-name-asian="Calibri" style:font-name-complex="Calibri" fo:font-size="12pt" style:font-size-asian="12pt"/>
    </style:style>
    <style:style style:name="T15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53" style:parent-style-name="Car.predefinitoparagrafo" style:family="text">
      <style:text-properties style:font-name-asian="Calibri" style:font-name-complex="Calibri" fo:font-size="12pt" style:font-size-asian="12pt"/>
    </style:style>
    <style:style style:name="T15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55" style:parent-style-name="Car.predefinitoparagrafo" style:family="text">
      <style:text-properties style:font-name-asian="Calibri" style:font-name-complex="Calibri" fo:font-size="12pt" style:font-size-asian="12pt"/>
    </style:style>
    <style:style style:name="T156" style:parent-style-name="Car.predefinitoparagrafo" style:family="text">
      <style:text-properties style:font-name-asian="Calibri" style:font-name-complex="Calibri" fo:font-size="12pt" style:font-size-asian="12pt"/>
    </style:style>
    <style:style style:name="T15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58" style:parent-style-name="Car.predefinitoparagrafo" style:family="text">
      <style:text-properties style:font-name-asian="Calibri" style:font-name-complex="Calibri" fo:font-size="12pt" style:font-size-asian="12pt"/>
    </style:style>
    <style:style style:name="T15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60" style:parent-style-name="Car.predefinitoparagrafo" style:family="text">
      <style:text-properties style:font-name-asian="Calibri" style:font-name-complex="Calibri" fo:font-size="12pt" style:font-size-asian="12pt"/>
    </style:style>
    <style:style style:name="T161" style:parent-style-name="Car.predefinitoparagrafo" style:family="text">
      <style:text-properties style:font-name-asian="Calibri" style:font-name-complex="Calibri" fo:font-size="12pt" style:font-size-asian="12pt"/>
    </style:style>
    <style:style style:name="T16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63" style:parent-style-name="Car.predefinitoparagrafo" style:family="text">
      <style:text-properties style:font-name-asian="Calibri" style:font-name-complex="Calibri" fo:font-size="12pt" style:font-size-asian="12pt"/>
    </style:style>
    <style:style style:name="T16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65" style:parent-style-name="Car.predefinitoparagrafo" style:family="text">
      <style:text-properties style:font-name-asian="Calibri" style:font-name-complex="Calibri" fo:font-size="12pt" style:font-size-asian="12pt"/>
    </style:style>
    <style:style style:name="T166" style:parent-style-name="Car.predefinitoparagrafo" style:family="text">
      <style:text-properties style:font-name-asian="Calibri" style:font-name-complex="Calibri" fo:font-size="12pt" style:font-size-asian="12pt"/>
    </style:style>
    <style:style style:name="T167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68" style:parent-style-name="Car.predefinitoparagrafo" style:family="text">
      <style:text-properties style:font-name-asian="Calibri" style:font-name-complex="Calibri" fo:font-size="12pt" style:font-size-asian="12pt"/>
    </style:style>
    <style:style style:name="T16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70" style:parent-style-name="Car.predefinitoparagrafo" style:family="text">
      <style:text-properties style:font-name-asian="Calibri" style:font-name-complex="Calibri" fo:font-size="12pt" style:font-size-asian="12pt"/>
    </style:style>
    <style:style style:name="T171" style:parent-style-name="Car.predefinitoparagrafo" style:family="text">
      <style:text-properties style:font-name-asian="Calibri" style:font-name-complex="Calibri" fo:font-size="12pt" style:font-size-asian="12pt"/>
    </style:style>
    <style:style style:name="T172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73" style:parent-style-name="Car.predefinitoparagrafo" style:family="text">
      <style:text-properties style:font-name-asian="Calibri" style:font-name-complex="Calibri" fo:font-size="12pt" style:font-size-asian="12pt"/>
    </style:style>
    <style:style style:name="T174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75" style:parent-style-name="Car.predefinitoparagrafo" style:family="text">
      <style:text-properties style:font-name-asian="Calibri" style:font-name-complex="Calibri" fo:font-size="12pt" style:font-size-asian="12pt"/>
    </style:style>
    <style:style style:name="T176" style:parent-style-name="Car.predefinitoparagrafo" style:family="text">
      <style:text-properties style:font-name-asian="Calibri" style:font-name-complex="Calibri" fo:font-size="12pt" style:font-size-asian="12pt"/>
    </style:style>
    <style:style style:name="T177" style:parent-style-name="Car.predefinitoparagrafo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178" style:parent-style-name="Car.predefinitoparagrafo" style:family="text">
      <style:text-properties style:font-name-asian="Calibri" style:font-name-complex="Calibri" fo:font-size="12pt" style:font-size-asian="12pt"/>
    </style:style>
    <style:style style:name="T179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80" style:parent-style-name="Car.predefinitoparagrafo" style:family="text">
      <style:text-properties style:font-name-asian="Calibri" style:font-name-complex="Calibri" fo:font-size="12pt" style:font-size-asian="12pt"/>
    </style:style>
    <style:style style:name="T18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82" style:parent-style-name="Car.predefinitoparagrafo" style:family="text">
      <style:text-properties style:font-name-asian="Calibri" style:font-name-complex="Calibri" fo:font-size="12pt" style:font-size-asian="12pt"/>
    </style:style>
    <style:style style:name="T18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84" style:parent-style-name="Car.predefinitoparagrafo" style:family="text">
      <style:text-properties style:font-name-asian="Calibri" style:font-name-complex="Calibri" fo:font-size="12pt" style:font-size-asian="12pt"/>
    </style:style>
    <style:style style:name="T185" style:parent-style-name="Car.predefinitoparagrafo" style:family="text">
      <style:text-properties style:font-name-asian="Calibri" style:font-name-complex="Calibri" fo:font-size="12pt" style:font-size-asian="12pt"/>
    </style:style>
    <style:style style:name="T18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87" style:parent-style-name="Car.predefinitoparagrafo" style:family="text">
      <style:text-properties style:font-name-asian="Calibri" style:font-name-complex="Calibri" fo:font-size="12pt" style:font-size-asian="12pt"/>
    </style:style>
    <style:style style:name="T18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89" style:parent-style-name="Car.predefinitoparagrafo" style:family="text">
      <style:text-properties style:font-name-asian="Calibri" style:font-name-complex="Calibri" fo:font-size="12pt" style:font-size-asian="12pt"/>
    </style:style>
    <style:style style:name="T190" style:parent-style-name="Car.predefinitoparagrafo" style:family="text">
      <style:text-properties style:font-name-asian="Calibri" style:font-name-complex="Calibri" fo:font-size="12pt" style:font-size-asian="12pt"/>
    </style:style>
    <style:style style:name="T19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92" style:parent-style-name="Car.predefinitoparagrafo" style:family="text">
      <style:text-properties style:font-name-asian="Calibri" style:font-name-complex="Calibri" fo:font-size="12pt" style:font-size-asian="12pt"/>
    </style:style>
    <style:style style:name="T19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94" style:parent-style-name="Car.predefinitoparagrafo" style:family="text">
      <style:text-properties style:font-name-asian="Calibri" style:font-name-complex="Calibri" fo:font-size="12pt" style:font-size-asian="12pt"/>
    </style:style>
    <style:style style:name="T195" style:parent-style-name="Car.predefinitoparagrafo" style:family="text">
      <style:text-properties style:font-name-asian="Calibri" style:font-name-complex="Calibri" fo:font-size="12pt" style:font-size-asian="12pt"/>
    </style:style>
    <style:style style:name="T196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197" style:parent-style-name="Car.predefinitoparagrafo" style:family="text">
      <style:text-properties style:font-name-asian="Calibri" style:font-name-complex="Calibri" fo:font-size="12pt" style:font-size-asian="12pt"/>
    </style:style>
    <style:style style:name="T198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199" style:parent-style-name="Car.predefinitoparagrafo" style:family="text">
      <style:text-properties style:font-name-asian="Calibri" style:font-name-complex="Calibri" fo:font-size="12pt" style:font-size-asian="12pt"/>
    </style:style>
    <style:style style:name="T200" style:parent-style-name="Car.predefinitoparagrafo" style:family="text">
      <style:text-properties style:font-name-asian="Calibri" style:font-name-complex="Calibri" fo:font-size="12pt" style:font-size-asian="12pt"/>
    </style:style>
    <style:style style:name="T201" style:parent-style-name="Car.predefinitoparagrafo" style:family="text">
      <style:text-properties style:font-name-asian="Calibri" style:font-name-complex="Calibri" fo:font-weight="bold" style:font-weight-asian="bold" fo:font-size="14pt" style:font-size-asian="14pt"/>
    </style:style>
    <style:style style:name="T202" style:parent-style-name="Car.predefinitoparagrafo" style:family="text">
      <style:text-properties style:font-name-asian="Calibri" style:font-name-complex="Calibri" fo:font-size="12pt" style:font-size-asian="12pt"/>
    </style:style>
    <style:style style:name="T203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04" style:parent-style-name="Car.predefinitoparagrafo" style:family="text">
      <style:text-properties style:font-name-asian="Calibri" style:font-name-complex="Calibri" fo:font-size="12pt" style:font-size-asian="12pt"/>
    </style:style>
    <style:style style:name="T20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6" style:parent-style-name="Car.predefinitoparagrafo" style:family="text">
      <style:text-properties fo:font-size="12pt" style:font-size-asian="12pt" style:font-size-complex="12pt"/>
    </style:style>
    <style:style style:name="T207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08" style:parent-style-name="Car.predefinitoparagrafo" style:family="text">
      <style:text-properties fo:font-size="12pt" style:font-size-asian="12pt" style:font-size-complex="12pt"/>
    </style:style>
    <style:style style:name="T20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0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1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2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1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4" style:parent-style-name="Car.predefinitoparagrafo" style:family="text">
      <style:text-properties fo:font-size="12pt" style:font-size-asian="12pt" style:font-size-complex="12pt"/>
    </style:style>
    <style:style style:name="T215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16" style:parent-style-name="Car.predefinitoparagrafo" style:family="text">
      <style:text-properties style:font-name-asian="Calibri" style:font-name-complex="Calibri" fo:font-weight="bold" style:font-weight-asian="bold" fo:font-size="14pt" style:font-size-asian="14pt" style:font-size-complex="14pt"/>
    </style:style>
    <style:style style:name="T217" style:parent-style-name="Car.predefinitoparagrafo" style:family="text">
      <style:text-properties style:font-name-asian="Calibri" style:font-name-complex="Calibri" style:font-weight-complex="bold" fo:font-size="12pt" style:font-size-asian="12pt"/>
    </style:style>
    <style:style style:name="T218" style:parent-style-name="Car.predefinitoparagrafo" style:family="text">
      <style:text-properties style:font-name-asian="Calibri" style:font-name-complex="Calibri" style:font-weight-complex="bold" fo:font-size="12pt" style:font-size-asian="12pt" fo:language="en" fo:country="US"/>
    </style:style>
    <style:style style:name="T219" style:parent-style-name="Car.predefinitoparagrafo" style:family="text">
      <style:text-properties style:font-name-asian="Calibri" style:font-name-complex="Calibri" style:font-weight-complex="bold" fo:font-style="italic" style:font-style-asian="italic" style:font-style-complex="italic" fo:font-size="12pt" style:font-size-asian="12pt" fo:language="en" fo:country="US"/>
    </style:style>
    <style:style style:name="T220" style:parent-style-name="Car.predefinitoparagrafo" style:family="text">
      <style:text-properties style:font-name-asian="Calibri" style:font-name-complex="Calibri" style:font-weight-complex="bold" fo:font-style="italic" style:font-style-asian="italic" style:font-style-complex="italic" fo:font-size="12pt" style:font-size-asian="12pt" fo:language="en" fo:country="US"/>
    </style:style>
    <style:style style:name="P221" style:parent-style-name="Titolo1" style:family="paragraph">
      <style:text-properties fo:language="en" fo:country="US"/>
    </style:style>
    <style:style style:name="T222" style:parent-style-name="Car.predefinitoparagrafo" style:family="text">
      <style:text-properties fo:font-size="12pt" style:font-size-asian="12pt" style:font-size-complex="12pt"/>
    </style:style>
    <style:style style:name="T223" style:parent-style-name="Car.predefinitoparagrafo" style:family="text">
      <style:text-properties fo:font-size="12pt" style:font-size-asian="12pt" style:font-size-complex="12pt"/>
    </style:style>
    <style:style style:name="T22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Car.predefinitoparagrafo" style:family="text">
      <style:text-properties fo:font-size="12pt" style:font-size-asian="12pt" style:font-size-complex="12pt"/>
    </style:style>
    <style:style style:name="T22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Car.predefinitoparagrafo" style:family="text">
      <style:text-properties fo:font-size="12pt" style:font-size-asian="12pt" style:font-size-complex="12pt"/>
    </style:style>
    <style:style style:name="T228" style:parent-style-name="Car.predefinitoparagrafo" style:family="text">
      <style:text-properties fo:font-size="12pt" style:font-size-asian="12pt" style:font-size-complex="12pt"/>
    </style:style>
    <style:style style:name="T229" style:parent-style-name="Car.predefinitoparagrafo" style:family="text">
      <style:text-properties fo:font-size="12pt" style:font-size-asian="12pt" style:font-size-complex="12pt"/>
    </style:style>
    <style:style style:name="T23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Car.predefinitoparagrafo" style:family="text">
      <style:text-properties fo:font-size="12pt" style:font-size-asian="12pt" style:font-size-complex="12pt"/>
    </style:style>
    <style:style style:name="P232" style:parent-style-name="Normal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CSS</text:span></text:p>
      <text:p text:style-name="P3"><text:span text:style-name="T4">SELETTORI</text:span></text:p>
      <text:p text:style-name="P5"><text:span text:style-name="T6">*</text:span><text:span text:style-name="T7"><text:s/></text:span><text:span text:style-name="T8">–<text:s/></text:span><text:span text:style-name="T9">selezione universale, si applica a tutti gli elementi.<text:s/></text:span><text:span text:style-name="T10">Usato tipicamente nel css reset, ignora l’ereditarietà.</text:span><text:span text:style-name="T11"><text:line-break/></text:span><text:span text:style-name="T12">p</text:span><text:span text:style-name="T13"><text:s/></text:span><text:span text:style-name="T14">– seleziona<text:s/></text:span><text:span text:style-name="T15">tutti gli elementi p.</text:span><text:span text:style-name="T16"><text:line-break/></text:span><text:span text:style-name="T17">.gray</text:span><text:span text:style-name="T18"><text:s/></text:span><text:span text:style-name="T19">–</text:span><text:span text:style-name="T20"><text:s/>seleziona tutti gli elementi con classe “gray”.</text:span><text:span text:style-name="T21"><text:line-break/></text:span><text:span text:style-name="T22">#second</text:span><text:span text:style-name="T23"><text:s/></text:span><text:span text:style-name="T24">–</text:span><text:span text:style-name="T25"><text:s/>seleziona l’elemento con id “second”.</text:span><text:span text:style-name="T26"><text:s/></text:span><text:span text:style-name="T27">Non è una pratica consigliata.</text:span><text:span text:style-name="T28"><text:line-break/></text:span><text:span text:style-name="T29">div .red</text:span><text:span text:style-name="T30"><text:s/></text:span><text:span text:style-name="T31">–<text:s/></text:span><text:span text:style-name="T32">seleziona tutte gli elementi con classe “red” dentro una div.</text:span><text:span text:style-name="T33"><text:line-break/></text:span><text:span text:style-name="T34">h1, h2</text:span><text:span text:style-name="T35"><text:s/></text:span><text:span text:style-name="T36">–</text:span><text:span text:style-name="T37"><text:s/>selezione multipla, stile applicato a tutti gli h1 e h2.</text:span><text:span text:style-name="T38"><text:line-break/></text:span><text:span text:style-name="T39">.gray.tall</text:span><text:span text:style-name="T40"><text:s/></text:span><text:span text:style-name="T41">–<text:s/></text:span><text:span text:style-name="T42">selezione di elementi con classi multiple, in questo caso elementi sia “gray” sia “tall”.</text:span><text:span text:style-name="T43"><text:line-break/></text:span><text:span text:style-name="T44">div &gt; p</text:span><text:span text:style-name="T45"><text:s/></text:span><text:span text:style-name="T46">–</text:span><text:span text:style-name="T47"><text:s/></text:span><text:span text:style-name="T48">selezione degli elementi p che hanno direttamente una div come nodo padre.</text:span></text:p>
      <text:h text:style-name="Titolo1" text:outline-level="1">PSEUDO-SELETTORI</text:h>
      <text:p text:style-name="Normale"><text:span text:style-name="T49">:active</text:span><text:s/><text:span text:style-name="T50">– lo stile si applica al link che sta venendo cliccato.</text:span></text:p>
      <text:p text:style-name="Normale"><text:span text:style-name="T51">:hover</text:span><text:s/><text:span text:style-name="T52">– lo stile si applica quando l’elemento è sorvolato dal cursore del mouse.</text:span><text:span text:style-name="T53"><text:line-break/></text:span><text:span text:style-name="T54">:nth-child(n)</text:span><text:span text:style-name="T55"><text:s/>– lo stile viene applicato solo all’n-esimo elemento in un gruppo consecutivo.<text:s/></text:span><text:span text:style-name="T56">Si possono usare anche i valori odd ed even.</text:span></text:p>
      <text:p text:style-name="Normale"><text:span text:style-name="T57">:visited<text:s/></text:span><text:span text:style-name="T58">– lo stile si applica ai link che sono stati cliccati almeno una volta.</text:span></text:p>
      <text:p text:style-name="P59"><text:span text:style-name="T60">COLORI</text:span></text:p>
      <text:p text:style-name="P61"><text:span text:style-name="T62">blue</text:span><text:span text:style-name="T63"><text:s/></text:span><text:span text:style-name="T64">–</text:span><text:span text:style-name="T65"><text:s/>alcuni colori si possono accedere semplicemente scrivendo il loro nome.</text:span><text:span text:style-name="T66"><text:line-break/></text:span><text:span text:style-name="T67">rgb(255, 34, 21)</text:span><text:span text:style-name="T68"><text:s/></text:span><text:span text:style-name="T69">–</text:span><text:span text:style-name="T70"><text:s/>dichiarazione di un colore tramite funzione rgb (red, green, blue).<text:s/></text:span><text:span text:style-name="T71">I valori dei parametri vanno da 0 a 255.</text:span><text:span text:style-name="T72"><text:line-break/></text:span><text:span text:style-name="T73">rgba(255,34,21,0.8)</text:span><text:span text:style-name="T74"><text:s/></text:span><text:span text:style-name="T75">–</text:span><text:span text:style-name="T76"><text:s/>funzione rgb con l’aggiunta del quarto parametro alfa di trasparenza.<text:s/></text:span><text:span text:style-name="T77">0 &lt;= a &lt;= 1, con 1 che è colore totalmente visibile, 0 completamente trasparente.</text:span><text:span text:style-name="T78"><text:line-break/></text:span><text:span text:style-name="T79">#34c3ee</text:span><text:span text:style-name="T80"><text:s/></text:span><text:span text:style-name="T81">–</text:span><text:span text:style-name="T82"><text:s/>colore dichiarato con il suo codice esadecimale.</text:span><text:span text:style-name="T83"><text:s/></text:span><text:span text:style-name="T84">Si possono specificare valori anche con 3 cifre esadecimali, in tal caso una cifra rappresenta una coppia identica, ad esempio #f4c = #ff44cc, oppure #ff0 = #ffff00.</text:span></text:p>
      <text:p text:style-name="P85"><text:span text:style-name="T86">UNITA’</text:span></text:p>
      <text:p text:style-name="P87"><text:span text:style-name="T88">px</text:span><text:span text:style-name="T89"><text:s/></text:span><text:span text:style-name="T90">–</text:span><text:span text:style-name="T91"><text:s/>un semplice pixel, valore assoluto.</text:span><text:span text:style-name="T92"><text:s/></text:span><text:span text:style-name="T93">Non usare con font-size, altrimenti l’utente non può scegliere.</text:span><text:span text:style-name="T94"><text:line-break/></text:span><text:span text:style-name="T95">rem</text:span><text:span text:style-name="T96"><text:s/></text:span><text:span text:style-name="T97">–</text:span><text:span text:style-name="T98"><text:s/>1 rem è la grandezza di default del font impostata da browser, il riferimento è all’elemento root.<text:s/></text:span><text:span text:style-name="T99">Consigliato nella grandezza del font.</text:span><text:span text:style-name="T100"><text:line-break/></text:span><text:span text:style-name="T101">em</text:span><text:span text:style-name="T102"><text:s/></text:span><text:span text:style-name="T103">–</text:span><text:span text:style-name="T104"><text:s/>1 em è la grandezza impostata nel nodo padre.<text:s/></text:span><text:span text:style-name="T105">Usare rem è preferibile nei font.</text:span><text:span text:style-name="T106"><text:line-break/></text:span><text:span text:style-name="T107">ch</text:span><text:span text:style-name="T108"><text:s/></text:span><text:span text:style-name="T109">–</text:span><text:span text:style-name="T110"><text:s/>un p con font-size di 40ch può contenere, prima di andare a capo, 40 caratteri.</text:span><text:span text:style-name="T111"><text:line-break/></text:span><text:span text:style-name="T112">vh</text:span><text:span text:style-name="T113"><text:s/>e<text:s/></text:span><text:span text:style-name="T114">vw</text:span><text:span text:style-name="T115"><text:s/></text:span><text:span text:style-name="T116">–</text:span><text:span text:style-name="T117"><text:s/>1vh corrisponde all’1% dell’altezza dello schermo, 1vw l’1% della larghezza.</text:span></text:p>
      <text:p text:style-name="P118"><text:span text:style-name="T119">BOX MODEL</text:span></text:p>
      <text:p text:style-name="P120"><text:span text:style-name="T121">Ogni elemento è formato da:</text:span><text:span text:style-name="T122"><text:s/></text:span><text:span text:style-name="T123">Content</text:span><text:span text:style-name="T124"><text:s/>–<text:s/></text:span><text:span text:style-name="T125">Padding</text:span><text:span text:style-name="T126"><text:s/>–<text:s/></text:span><text:span text:style-name="T127">Border</text:span><text:span text:style-name="T128"><text:s/>–<text:s/></text:span><text:span text:style-name="T129">Margin</text:span><text:span text:style-name="T130">.</text:span></text:p>
      <text:p text:style-name="P131"><text:span text:style-name="T132">È buona norma inserire un css reset prima di ogni altra regola css, perché alcuni elementi hanno un proprio margin o padding:</text:span></text:p>
      <text:p text:style-name="P133"><text:span text:style-name="T134">* {</text:span><text:span text:style-name="T135"><text:line-break/><text:s text:c="5"/>margin: 0;</text:span><text:span text:style-name="T136"><text:line-break/><text:s text:c="5"/>padding: 0;</text:span><text:span text:style-name="T137"><text:line-break/><text:s text:c="5"/>box-sizing: content-box;</text:span><text:span text:style-name="T138"><text:line-break/>}</text:span></text:p>
      <text:soft-page-break/>
      <text:p text:style-name="P139"><text:span text:style-name="T140">TIPOGRAFIA</text:span></text:p>
      <text:p text:style-name="P141"><text:span text:style-name="T142">color</text:span><text:span text:style-name="T143"><text:s/></text:span><text:span text:style-name="T144">–</text:span><text:span text:style-name="T145"><text:s/>setta il colore del testo.</text:span><text:span text:style-name="T146"><text:line-break/></text:span><text:span text:style-name="T147">font-family</text:span><text:span text:style-name="T148"><text:s/></text:span><text:span text:style-name="T149">–</text:span><text:span text:style-name="T150"><text:s/>setta il font del testo, con più valori, i successivi sono font fallback.</text:span><text:span text:style-name="T151"><text:line-break/></text:span><text:span text:style-name="T152">font-size</text:span><text:span text:style-name="T153"><text:s/></text:span><text:span text:style-name="T154">–</text:span><text:span text:style-name="T155"><text:s/>setta la grandezza del font, di default è 16px.</text:span><text:span text:style-name="T156"><text:line-break/></text:span><text:span text:style-name="T157">font-style</text:span><text:span text:style-name="T158"><text:s/></text:span><text:span text:style-name="T159">–</text:span><text:span text:style-name="T160"><text:s/>testo italico, obliquo ecc.</text:span><text:span text:style-name="T161"><text:line-break/></text:span><text:span text:style-name="T162">font-weight</text:span><text:span text:style-name="T163"><text:s/></text:span><text:span text:style-name="T164">–</text:span><text:span text:style-name="T165"><text:s/>setta la pesantezza del font.</text:span><text:span text:style-name="T166"><text:line-break/></text:span><text:span text:style-name="T167">letter-spacing</text:span><text:span text:style-name="T168"><text:s/></text:span><text:span text:style-name="T169">–</text:span><text:span text:style-name="T170"><text:s/>setta lo spazio tra le lettere del testo, es: letter-spacing: 0.1rem;</text:span><text:span text:style-name="T171"><text:line-break/></text:span><text:span text:style-name="T172">line-height</text:span><text:span text:style-name="T173"><text:s/></text:span><text:span text:style-name="T174">–</text:span><text:span text:style-name="T175"><text:s/>il valore di default è 1.2, setta lo spazio tra le linee di testo.</text:span><text:span text:style-name="T176"><text:line-break/></text:span><text:span text:style-name="T177">opacity</text:span><text:span text:style-name="T178"><text:s/></text:span><text:span text:style-name="T179">– il valore va da 0 a 1, con 0 trasparente e 1 completamente visibile.</text:span><text:span text:style-name="T180"><text:line-break/></text:span><text:span text:style-name="T181">text-align</text:span><text:span text:style-name="T182"><text:s/></text:span><text:span text:style-name="T183">–</text:span><text:span text:style-name="T184"><text:s/>cambia l’allineamento del testo, a sinistra, giustificato, al centro ecc.</text:span><text:span text:style-name="T185"><text:line-break/></text:span><text:span text:style-name="T186">text-decoration</text:span><text:span text:style-name="T187"><text:s/></text:span><text:span text:style-name="T188">–</text:span><text:span text:style-name="T189"><text:s/>rende il testo sottolineato, barrato ecc.</text:span><text:span text:style-name="T190"><text:line-break/></text:span><text:span text:style-name="T191">text-indent</text:span><text:span text:style-name="T192"><text:s/></text:span><text:span text:style-name="T193">–</text:span><text:span text:style-name="T194"><text:s/>indenta il testo (la prima riga) di un certo spazio, es: text-indent: 3px;</text:span><text:span text:style-name="T195"><text:line-break/></text:span><text:span text:style-name="T196">text-transform</text:span><text:span text:style-name="T197"><text:s/></text:span><text:span text:style-name="T198">–</text:span><text:span text:style-name="T199"><text:s/>rende il testo maiuscolo, minuscolo ecc.</text:span><text:span text:style-name="T200"><text:line-break/></text:span><text:span text:style-name="T201">word-spacing</text:span><text:span text:style-name="T202"><text:s/></text:span><text:span text:style-name="T203">–</text:span><text:span text:style-name="T204"><text:s/>setta lo spazio tra le parole del testo, es: word-spacing: 1rem;</text:span><text:line-break/><text:span text:style-name="T205">cursor</text:span><text:span text:style-name="T206"><text:s/></text:span><text:span text:style-name="T207">–</text:span><text:span text:style-name="T208"><text:s/>cambia il cursore del mouse quando passa sull’elemento.</text:span></text:p>
      <text:h text:style-name="Titolo1" text:outline-level="1">LISTE</text:h>
      <text:p text:style-name="Normale"><text:span text:style-name="T209">list-style-image</text:span><text:s/><text:span text:style-name="T210">– setta un’immagine al posto dei simboli in una lista.</text:span></text:p>
      <text:p text:style-name="Normale"><text:span text:style-name="T211">list-style-position</text:span><text:s/><text:span text:style-name="T212">– indica dove devono apparire i numeri o i pallini o qualsiasi altro simbolo.</text:span></text:p>
      <text:p text:style-name="Normale"><text:span text:style-name="T213">list-style-type</text:span><text:span text:style-name="T214"><text:s/></text:span><text:span text:style-name="T215">– setta il tipo di lista ordinata (ol), se numerata, a punti, alfabetica ecc.</text:span></text:p>
      <text:p text:style-name="Normale"><text:span text:style-name="T216">list-style</text:span><text:span text:style-name="T217"><text:s/>– riassume le tre precedenti.<text:s/></text:span><text:span text:style-name="T218">Es:<text:s/></text:span><text:span text:style-name="T219">list-style: square url(‘…’)<text:s/></text:span><text:span text:style-name="T220">inside.</text:span></text:p>
      <text:h text:style-name="P221" text:outline-level="1">DISPLAY</text:h>
      <text:p text:style-name="Normale"><text:span text:style-name="T222">Gli elementi html sono di d</text:span><text:span text:style-name="T223">efault o display<text:s/></text:span><text:span text:style-name="T224">block</text:span><text:span text:style-name="T225"><text:s/>o<text:s/></text:span><text:span text:style-name="T226">inline</text:span><text:span text:style-name="T227">. Se si dichiarano in sequenza elementi block, questi si disporranno in una colonna, uno sotto l’altro, occupando ciascuno tutto lo spazio orizzontale che hanno a disposizione, se inline<text:s/></text:span><text:span text:style-name="T228">si disporranno orizzontalmente uno a fianco all’altro.</text:span></text:p>
      <text:p text:style-name="Normale"><text:span text:style-name="T229">Non si possono applicare height, margin-top, margin bottom ad elementi inline, ma si può applicare il padding; tuttavia, questo non rispetterà i limiti in altezza della riga in cui si trovano, per far sì che questo accada, e perché siano applicabili anche i margini, è necessario dichiarare l’elemento con<text:s/></text:span><text:span text:style-name="T230">display: inline-block</text:span><text:span text:style-name="T231">.</text:span></text:p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Tagliati</dc:creator>
    <meta:creation-date>2022-10-17T20:42:00Z</meta:creation-date>
    <dc:date>2022-10-18T07:08:00Z</dc:date>
    <meta:template xlink:href="Normal.dotm" xlink:type="simple"/>
    <meta:editing-cycles>19</meta:editing-cycles>
    <meta:editing-duration>PT3780S</meta:editing-duration>
    <meta:document-statistic meta:page-count="2" meta:paragraph-count="8" meta:word-count="650" meta:character-count="4350" meta:row-count="30" meta:non-whitespace-character-count="3708"/>
  </office:meta>
</office:document-meta>
</file>